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en" fo:country="US" style:text-underline-style="solid" style:text-underline-width="auto" style:text-underline-color="font-color" officeooo:rsid="00165805" officeooo:paragraph-rsid="00165805" style:font-size-asian="10.5pt" style:font-size-complex="12pt"/>
    </style:style>
    <style:style style:name="P2" style:family="paragraph" style:parent-style-name="Standard">
      <style:paragraph-properties fo:text-align="start" style:justify-single-word="false"/>
      <style:text-properties fo:font-size="12pt" fo:language="en" fo:country="US" style:text-underline-style="solid" style:text-underline-width="auto" style:text-underline-color="font-color" officeooo:rsid="001e9f76" officeooo:paragraph-rsid="001e9f76" style:font-size-asian="10.5pt" style:font-size-complex="12pt"/>
    </style:style>
    <style:style style:name="P3" style:family="paragraph" style:parent-style-name="Standard">
      <style:paragraph-properties fo:text-align="start" style:justify-single-word="false"/>
      <style:text-properties fo:font-size="12pt" fo:language="en" fo:country="US" style:text-underline-style="solid" style:text-underline-width="auto" style:text-underline-color="font-color" officeooo:rsid="00287d60" officeooo:paragraph-rsid="00287d60" style:font-size-asian="10.5pt" style:font-size-complex="12pt"/>
    </style:style>
    <style:style style:name="P4" style:family="paragraph" style:parent-style-name="Standard">
      <style:paragraph-properties fo:text-align="start" style:justify-single-word="false"/>
      <style:text-properties fo:font-size="12pt" fo:language="en" fo:country="US" officeooo:rsid="00165805" officeooo:paragraph-rsid="00165805" style:font-size-asian="10.5pt" style:font-size-complex="12pt"/>
    </style:style>
    <style:style style:name="P5" style:family="paragraph" style:parent-style-name="Standard">
      <style:paragraph-properties fo:text-align="start" style:justify-single-word="false"/>
      <style:text-properties fo:font-size="12pt" fo:language="en" fo:country="US" officeooo:rsid="00165805" officeooo:paragraph-rsid="001bd2d7" style:font-size-asian="10.5pt" style:font-size-complex="12pt"/>
    </style:style>
    <style:style style:name="P6" style:family="paragraph" style:parent-style-name="Standard">
      <style:paragraph-properties fo:text-align="start" style:justify-single-word="false"/>
      <style:text-properties fo:font-size="12pt" fo:language="en" fo:country="US" officeooo:rsid="00193f8d" officeooo:paragraph-rsid="001df69d" style:font-size-asian="10.5pt" style:font-size-complex="12pt"/>
    </style:style>
    <style:style style:name="P7" style:family="paragraph" style:parent-style-name="Standard">
      <style:paragraph-properties fo:text-align="start" style:justify-single-word="false"/>
      <style:text-properties fo:font-size="12pt" fo:language="en" fo:country="US" officeooo:rsid="002a5874" officeooo:paragraph-rsid="002a5874" style:font-size-asian="10.5pt" style:font-size-complex="12pt"/>
    </style:style>
    <style:style style:name="P8" style:family="paragraph" style:parent-style-name="Standard">
      <style:paragraph-properties fo:text-align="start" style:justify-single-word="false"/>
      <style:text-properties fo:font-size="12pt" fo:language="en" fo:country="US" style:text-underline-style="none" officeooo:rsid="001e9f76" officeooo:paragraph-rsid="001e9f76" style:font-size-asian="10.5pt" style:font-size-complex="12pt"/>
    </style:style>
    <style:style style:name="P9" style:family="paragraph" style:parent-style-name="Standard">
      <style:paragraph-properties fo:text-align="start" style:justify-single-word="false"/>
      <style:text-properties fo:font-size="12pt" fo:language="en" fo:country="US" style:text-underline-style="none" officeooo:rsid="001f8cca" officeooo:paragraph-rsid="001f8cca" style:font-size-asian="10.5pt" style:font-size-complex="12pt"/>
    </style:style>
    <style:style style:name="P10" style:family="paragraph" style:parent-style-name="Standard">
      <style:paragraph-properties fo:text-align="start" style:justify-single-word="false"/>
      <style:text-properties fo:font-size="12pt" fo:language="en" fo:country="US" style:text-underline-style="none" officeooo:rsid="002d7d19" officeooo:paragraph-rsid="002d7d19" style:font-size-asian="10.5pt" style:font-size-complex="12pt"/>
    </style:style>
    <style:style style:name="P11" style:family="paragraph" style:parent-style-name="Standard">
      <style:paragraph-properties fo:text-align="start" style:justify-single-word="false"/>
      <style:text-properties fo:font-size="12pt" fo:language="en" fo:country="US" style:text-underline-style="none" officeooo:rsid="0035c54d" officeooo:paragraph-rsid="0035c54d" style:font-size-asian="10.5pt" style:font-size-complex="12pt"/>
    </style:style>
    <style:style style:name="P12" style:family="paragraph" style:parent-style-name="Standard">
      <style:paragraph-properties fo:text-align="start" style:justify-single-word="false"/>
      <style:text-properties fo:font-size="12pt" fo:language="en" fo:country="US" fo:font-style="italic" style:text-underline-style="solid" style:text-underline-width="auto" style:text-underline-color="font-color" officeooo:rsid="00243384" officeooo:paragraph-rsid="00243384" style:font-size-asian="10.5pt" style:font-style-asian="italic" style:font-size-complex="12pt" style:font-style-complex="italic"/>
    </style:style>
    <style:style style:name="P13" style:family="paragraph" style:parent-style-name="Standard">
      <style:paragraph-properties fo:text-align="start" style:justify-single-word="false"/>
      <style:text-properties fo:font-size="12pt" fo:language="en" fo:country="US" fo:font-style="italic" style:text-underline-style="none" officeooo:rsid="00243384" officeooo:paragraph-rsid="00243384" style:font-size-asian="10.5pt" style:font-style-asian="italic" style:font-size-complex="12pt" style:font-style-complex="italic"/>
    </style:style>
    <style:style style:name="P14" style:family="paragraph" style:parent-style-name="Standard">
      <style:paragraph-properties fo:text-align="start" style:justify-single-word="false"/>
      <style:text-properties fo:font-size="12pt" fo:language="en" fo:country="US" fo:font-style="normal" style:text-underline-style="none" officeooo:rsid="00314f40" officeooo:paragraph-rsid="00314f40" style:font-size-asian="10.5pt" style:font-style-asian="normal" style:font-size-complex="12pt" style:font-style-complex="normal"/>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text-properties fo:font-size="24pt" fo:language="en" fo:country="US" officeooo:rsid="0011166b" officeooo:paragraph-rsid="0011166b" style:font-size-asian="21pt" style:font-size-complex="24pt"/>
    </style:style>
    <style:style style:name="P17" style:family="paragraph" style:parent-style-name="Standard">
      <style:paragraph-properties fo:text-align="center" style:justify-single-word="false"/>
      <style:text-properties fo:font-size="24pt" fo:language="en" fo:country="US" officeooo:rsid="0011166b" officeooo:paragraph-rsid="001406ea" style:font-size-asian="21pt" style:font-size-complex="24pt"/>
    </style:style>
    <style:style style:name="P18" style:family="paragraph" style:parent-style-name="Standard">
      <style:paragraph-properties fo:text-align="center" style:justify-single-word="false"/>
      <style:text-properties fo:font-size="18pt" fo:language="en" fo:country="US" officeooo:rsid="0011166b" officeooo:paragraph-rsid="0011166b" style:font-size-asian="15.75pt" style:font-size-complex="18pt"/>
    </style:style>
    <style:style style:name="P19" style:family="paragraph" style:parent-style-name="Standard">
      <style:paragraph-properties fo:text-align="start" style:justify-single-word="false"/>
      <style:text-properties fo:font-size="12pt" fo:language="en" fo:country="US" fo:font-style="italic" style:text-underline-style="solid" style:text-underline-width="auto" style:text-underline-color="font-color" officeooo:rsid="001f8cca" officeooo:paragraph-rsid="001f8cca" style:font-size-asian="10.5pt" style:font-style-asian="italic" style:font-size-complex="12pt" style:font-style-complex="italic"/>
    </style:style>
    <style:style style:name="P20" style:family="paragraph" style:parent-style-name="Standard">
      <style:paragraph-properties fo:text-align="start" style:justify-single-word="false"/>
      <style:text-properties fo:font-size="12pt" fo:language="en" fo:country="US" fo:font-style="italic" style:text-underline-style="solid" style:text-underline-width="auto" style:text-underline-color="font-color" officeooo:rsid="00243384" officeooo:paragraph-rsid="00243384" style:font-size-asian="10.5pt" style:font-style-asian="italic" style:font-size-complex="12pt" style:font-style-complex="italic"/>
    </style:style>
    <style:style style:name="P21" style:family="paragraph" style:parent-style-name="Standard">
      <style:paragraph-properties fo:text-align="start" style:justify-single-word="false"/>
      <style:text-properties fo:font-size="12pt" fo:language="en" fo:country="US" fo:font-style="normal" style:text-underline-style="none" officeooo:rsid="00243384" officeooo:paragraph-rsid="00243384" style:font-size-asian="10.5pt" style:font-style-asian="normal" style:font-size-complex="12pt" style:font-style-complex="normal"/>
    </style:style>
    <style:style style:name="P22" style:family="paragraph" style:parent-style-name="Standard">
      <style:paragraph-properties fo:text-align="start" style:justify-single-word="false"/>
      <style:text-properties fo:font-size="12pt" fo:language="en" fo:country="US" style:text-underline-style="solid" style:text-underline-width="auto" style:text-underline-color="font-color" officeooo:rsid="001e9f76" officeooo:paragraph-rsid="001e9f76" style:font-size-asian="10.5pt" style:font-size-complex="12pt"/>
    </style:style>
    <style:style style:name="P23" style:family="paragraph" style:parent-style-name="Standard">
      <style:paragraph-properties fo:text-align="start" style:justify-single-word="false"/>
      <style:text-properties fo:font-size="12pt" fo:language="en" fo:country="US" style:text-underline-style="none" officeooo:rsid="003bbbac" officeooo:paragraph-rsid="003bbbac" style:font-size-asian="10.5pt" style:font-size-complex="12pt"/>
    </style:style>
    <style:style style:name="P24" style:family="paragraph" style:parent-style-name="Standard">
      <style:paragraph-properties fo:text-align="start" style:justify-single-word="false"/>
      <style:text-properties fo:font-size="12pt" fo:language="en" fo:country="US" style:text-underline-style="none" officeooo:rsid="001e9f76" officeooo:paragraph-rsid="001e9f76" style:font-size-asian="10.5pt" style:font-size-complex="12pt"/>
    </style:style>
    <style:style style:name="P25" style:family="paragraph" style:parent-style-name="Standard">
      <style:paragraph-properties fo:text-align="start" style:justify-single-word="false"/>
      <style:text-properties fo:font-size="12pt" fo:language="en" fo:country="US" style:text-underline-style="none" officeooo:rsid="001f8cca" officeooo:paragraph-rsid="001f8cca" style:font-size-asian="10.5pt" style:font-size-complex="12pt"/>
    </style:style>
    <style:style style:name="P26" style:family="paragraph" style:parent-style-name="Standard">
      <style:paragraph-properties fo:text-align="start" style:justify-single-word="false"/>
      <style:text-properties fo:font-size="12pt" fo:language="en" fo:country="US" style:text-underline-style="none" fo:font-weight="bold" officeooo:rsid="003bbbac" officeooo:paragraph-rsid="003bbbac"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language="en" fo:country="US" style:text-underline-style="none" fo:font-weight="bold" officeooo:rsid="003bbbac" officeooo:paragraph-rsid="0041660e"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language="en" fo:country="US" style:text-underline-style="none" fo:font-weight="bold" officeooo:rsid="003cb94d" officeooo:paragraph-rsid="003cb94d"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language="en" fo:country="US" style:text-underline-style="none" fo:font-weight="bold" officeooo:rsid="003cb94d" officeooo:paragraph-rsid="0041660e"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language="en" fo:country="US" style:text-underline-style="none" fo:font-weight="bold" officeooo:rsid="00404de5" officeooo:paragraph-rsid="00404de5"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language="en" fo:country="US" style:text-underline-style="none" fo:font-weight="bold" officeooo:rsid="00405c2d" officeooo:paragraph-rsid="00405c2d"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en" fo:country="US" style:text-underline-style="none" fo:font-weight="normal" officeooo:rsid="0037fe63" officeooo:paragraph-rsid="001df69d" style:font-size-asian="10.5pt" style:font-weight-asian="normal" style:font-size-complex="12pt" style:font-weight-complex="normal"/>
    </style:style>
    <style:style style:name="T1" style:family="text">
      <style:text-properties officeooo:rsid="0011e778"/>
    </style:style>
    <style:style style:name="T2" style:family="text">
      <style:text-properties officeooo:rsid="001406ea"/>
    </style:style>
    <style:style style:name="T3" style:family="text">
      <style:text-properties officeooo:rsid="00174003"/>
    </style:style>
    <style:style style:name="T4" style:family="text">
      <style:text-properties officeooo:rsid="00193f8d"/>
    </style:style>
    <style:style style:name="T5" style:family="text">
      <style:text-properties officeooo:rsid="001bfe50"/>
    </style:style>
    <style:style style:name="T6" style:family="text">
      <style:text-properties officeooo:rsid="001df69d"/>
    </style:style>
    <style:style style:name="T7" style:family="text">
      <style:text-properties officeooo:rsid="001e9f76"/>
    </style:style>
    <style:style style:name="T8" style:family="text">
      <style:text-properties officeooo:rsid="00211912"/>
    </style:style>
    <style:style style:name="T9" style:family="text">
      <style:text-properties fo:font-style="normal" officeooo:rsid="0025cc69" style:font-style-asian="normal" style:font-style-complex="normal"/>
    </style:style>
    <style:style style:name="T10" style:family="text">
      <style:text-properties fo:font-style="normal" officeooo:rsid="00272ca7" style:font-style-asian="normal" style:font-style-complex="normal"/>
    </style:style>
    <style:style style:name="T11" style:family="text">
      <style:text-properties officeooo:rsid="002a38b1"/>
    </style:style>
    <style:style style:name="T12" style:family="text">
      <style:text-properties officeooo:rsid="002c04f5"/>
    </style:style>
    <style:style style:name="T13" style:family="text">
      <style:text-properties officeooo:rsid="003241bc"/>
    </style:style>
    <style:style style:name="T14" style:family="text">
      <style:text-properties officeooo:rsid="0035c54d"/>
    </style:style>
    <style:style style:name="T15" style:family="text">
      <style:text-properties style:text-underline-style="solid" style:text-underline-width="auto" style:text-underline-color="font-color"/>
    </style:style>
    <style:style style:name="T16" style:family="text">
      <style:text-properties officeooo:rsid="0039da66"/>
    </style:style>
    <style:style style:name="T17" style:family="text">
      <style:text-properties fo:font-weight="normal" style:font-weight-asian="normal" style:font-weight-complex="normal"/>
    </style:style>
    <style:style style:name="T18" style:family="text">
      <style:text-properties fo:font-weight="normal" officeooo:rsid="0041660e" style:font-weight-asian="normal" style:font-weight-complex="normal"/>
    </style:style>
    <style:style style:name="T19" style:family="text">
      <style:text-properties fo:font-weight="normal" officeooo:rsid="004571b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6"><text:s text:c="3"/></text:p>
      <text:p text:style-name="P16"/>
      <text:p text:style-name="P17">Investigation <text:span text:style-name="T1">Into the Use of</text:span> <text:span text:style-name="T16">Reactive</text:span> Agents <text:span text:style-name="T2">in a <text:s/>Continuous Multi Agent System Within a Stock Trading Environment </text:span></text:p>
      <text:p text:style-name="P16"/>
      <text:p text:style-name="P16"/>
      <text:p text:style-name="P16"/>
      <text:p text:style-name="P16"/>
      <text:p text:style-name="P18"/>
      <text:p text:style-name="P18">Michael Mason</text:p>
      <text:p text:style-name="P18">Aberystwyth University </text:p>
      <text:p text:style-name="P18">Computer Science <text:span text:style-name="T1">Department</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soft-page-break/>Project Description </text:p>
      <text:p text:style-name="P4"/>
      <text:p text:style-name="P5"><text:s text:c="2"/>Multi agent systems <text:span text:style-name="T3">(MAS)</text:span> are becoming more widely used. From complex systems that need autonomous automation to <text:span text:style-name="T5">preform high level tasks to</text:span> data mining <text:span text:style-name="T6">programs</text:span> to gather and <text:span text:style-name="T7">harbor</text:span> information in a methodical fashion. <text:span text:style-name="T3">One area that MAS have been used is within stock trading markets. The ability to have per-defined constraints on active agents that are a computational representation of 'buyers' has potential benefits, but also risks. As an </text:span>autonomous <text:span text:style-name="T4">buyer, it is possible to have a very ridged scope on when to buy or sell stock. This removes the emotional element shown by human traders that can cause conflict on decisions. But, also, with this emotion comes a 'gut feeling' that can be thought of as wealth of experience from a much broader scope of the market, compared to that of an active agent. Finding the balance is important and broadly comes down to behavior on which the agents are programmed to do and also the information to focus on within the environment.</text:span></text:p>
      <text:p text:style-name="P7"><text:s text:c="2"/>The potential benefits from doing this project are broad. <text:span text:style-name="T12">The project seeks to implement a multi agent system into a an area that is new. By taking the potential autonomous power that agents can inherit by monitoring and making decisions based on forever changing data, it is possible to implement these same principles in to other such scenarios. <text:s/>The stock market has been chosen as it is broad. Agents can be controlled with very few rules or a large spectrum, making them more sophisticated and complex. There is no indication that either will yield more substantial results, weather complex or simple. This will be seen in the agents ability to trade and will hopefully show where the importance lies on where to look. </text:span></text:p>
      <text:p text:style-name="P5"/>
      <text:p text:style-name="P5"/>
      <text:p text:style-name="P3">Proposed Tasks</text:p>
      <text:p text:style-name="P3"/>
      <text:p text:style-name="P10"><text:s text:c="2"/>To achieve the gaols for this project Java will be used alongside agent speak, a belief-desire-intention logical programming language. Agent speak will be learned in order to make this happen. When this is done, research into the fundamental building blocks of stock trading will be attained. This will not be a comprehensive understanding of the stock market but more of a basic grasp that someone may need to get involved. </text:p>
      <text:p text:style-name="P6"><text:s text:c="2"/>There are three main fundamentals that will be considered <text:span text:style-name="T11">and investigated </text:span>when building the trading environment. <text:span text:style-name="T14">These</text:span> will be the subject of each scope for the agents; level variants of sell vs. buy, fair value (actual against predicted), fluctuation on individual stock movements. They will be discussed;</text:p>
      <text:p text:style-name="P6"/>
      <text:p text:style-name="P19">Sell vs. Buy</text:p>
      <text:p text:style-name="P9"><text:s text:c="2"/>If there are more sellers than buyers, stock prices will tend to fall. Visa versa, if there are more buyers than sellers stock prices tend to rise. By monitoring the stock that is in the environment for these movements it will be possible to control the agent to act and react accordingly. <text:span text:style-name="T8">If a piece of stock changes the ratio of buyers vs. sellers, this change can instigate a response by the agent to buy the stock if not owned or to sell it if owned.</text:span></text:p>
      <text:p text:style-name="P9"/>
      <text:p text:style-name="P12">Fair Value</text:p>
      <text:p text:style-name="P21"><text:s text:c="2"/>Fair value is placing a price on a piece of stock that collaborates multiple parameters to define the value. The value will then be higher or lower than the current market index thus being able to place a potential buy or sell initiative to the agent. Should stock that is owned go above the market index, it could potentially be time to sell the stock (if it is higher than the original buying price). And if the stock is predicted to fall bellow the current market index and it is not owned, this could potentially be a time to buy.</text:p>
      <text:p text:style-name="P13"/>
      <text:p text:style-name="P12"/>
      <text:p text:style-name="P12"/>
      <text:p text:style-name="P12"><text:soft-page-break/>F<text:span text:style-name="T4">luctuation</text:span></text:p>
      <text:p text:style-name="P9"><text:span text:style-name="T9"><text:s text:c="2"/>Very erratic behavior can be monitored by the agents. If a piece of stocks movements have fluctuated by a defined amount (the amount would be per-defined rules for each agent) then they can act accordingly. This could also be seen as a safe guard to prevent stock falling to much and holding onto it, which could <text:s/>incur a potential h</text:span><text:span text:style-name="T10">i</text:span><text:span text:style-name="T9">gh loss.</text:span></text:p>
      <text:p text:style-name="P9"><text:span text:style-name="T9"/></text:p>
      <text:p text:style-name="P14"><text:s text:c="2"/>Each fundamental will <text:s/>be looked at and broken down into a programmable system. For this to happen, the environment on which they are investigating needs the correct parameters. To do this, an active stock market will be created. Each piece of stock will have its <text:span text:style-name="T13">own</text:span> parameters that can change based on random math <text:span text:style-name="T14">generation</text:span>, as to keep the environmen<text:span text:style-name="T13">t changing. The environment will run and will represent one full day of trading each time the stock changes (potentially)</text:span></text:p>
      <text:p text:style-name="P32"/>
      <text:p text:style-name="P6"/>
      <text:p text:style-name="P2">Project Deliverables</text:p>
      <text:p text:style-name="P2"/>
      <text:p text:style-name="P27">Investigation into stock trading <text:span text:style-name="T18">will be the first priority. Having a rudimental understanding at first will suffice, just enough to plan the project. As the project matures, so will the understanding.</text:span></text:p>
      <text:p text:style-name="P2"/>
      <text:p text:style-name="P26">Investigation into multi agent systems <text:span text:style-name="T18">will be paramount. As this is a new language it will be important to do working tutorials and read around the subject. </text:span></text:p>
      <text:p text:style-name="P26"/>
      <text:p text:style-name="P26">Investigation into Prometheus design implementation. <text:span text:style-name="T18">The approach to design is different than the normal server/client models of most programming. Due to this, an approach called Prometheus is rearguard as the current standard and will be researched and used</text:span></text:p>
      <text:p text:style-name="P26"/>
      <text:p text:style-name="P30">Prometheus <text:s/>documentation. <text:span text:style-name="T18">This will be produced and incorporated into the final report and produced during the project. <text:s/></text:span></text:p>
      <text:p text:style-name="P26"/>
      <text:p text:style-name="P29">Implementing environment <text:span text:style-name="T19">will be done using Java. This is the environment on which the agents operate within. It will resemble a simple stock market with multiple stocks, changing values on iterations.</text:span></text:p>
      <text:p text:style-name="P26"/>
      <text:p text:style-name="P28">Creating agent based traders <text:span text:style-name="T19">that will operate within the environment. They will have separate personalties based on the mentioned above.</text:span></text:p>
      <text:p text:style-name="P28"/>
      <text:p text:style-name="P28">Comparison of agent behavior <text:span text:style-name="T19">is the main purpose of the project. To show that agents working autonomously can act independently <text:s/></text:span></text:p>
      <text:p text:style-name="P26"/>
      <text:p text:style-name="P31">Final report<text:span text:style-name="T17"> </text:span><text:span text:style-name="T19">will be the full write up of the project. </text:span></text:p>
      <text:p text:style-name="P26"/>
      <text:p text:style-name="P28">Mid way and final demonstration</text:p>
      <text:p text:style-name="P28"/>
      <text:p text:style-name="P28"/>
      <text:p text:style-name="P26"/>
      <text:p text:style-name="P26"/>
      <text:p text:style-name="P26"/>
      <text:p text:style-name="P26"/>
      <text:p text:style-name="P23"/>
      <text:p text:style-name="P23"/>
      <text:p text:style-name="P8"/>
      <text:p text:style-name="P8"/>
      <text:p text:style-name="P8"/>
      <text:p text:style-name="P8"><text:soft-page-break/></text:p>
      <text:p text:style-name="P8"/>
      <text:p text:style-name="P8"/>
      <text:p text:style-name="P11"><text:span text:style-name="T15">Bibliography</text:span> </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2:15:28.802000000</meta:creation-date>
    <dc:date>2016-02-01T20:34:28.091935638</dc:date>
    <meta:editing-duration>PT21H5M23S</meta:editing-duration>
    <meta:editing-cycles>46</meta:editing-cycles>
    <meta:generator>LibreOffice/4.2.8.2$Linux_X86_64 LibreOffice_project/420m0$Build-2</meta:generator>
    <meta:document-statistic meta:table-count="0" meta:image-count="0" meta:object-count="0" meta:page-count="4" meta:paragraph-count="29" meta:word-count="969" meta:character-count="5828" meta:non-whitespace-character-count="4851"/>
  </office:meta>
</office:document-meta>
</file>